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265.11mm"/>
    </style:style>
    <style:style style:name="co4" style:family="table-column">
      <style:table-column-properties fo:break-before="auto" style:column-width="98.74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ReglasH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edicado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s_liquidados(prueba,30).</text:p>
          </table:table-cell>
          <table:table-cell office:value-type="string" calcext:value-type="string">
            <text:p>dias del periodo de liquidac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_concepto(X,T,P,N,R):- concepto(X,T,Y,N,Z,P), ((Y==fijo)-&gt;(R is Z)).</text:p>
          </table:table-cell>
          <table:table-cell office:value-type="string" calcext:value-type="string">
            <text:p>informacion de una nove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_concepto(X,T,P,N,R) :- concepto(X,T,Y,N,Z,P),((Y==porcentaje)-&gt;(valor_pago(X,P,V),R is V * Z)).</text:p>
          </table:table-cell>
          <table:table-cell office:value-type="string" calcext:value-type="string">
            <text:p>informacion de una nove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pto(prueb, devengo, fijo, s, 1000000, 2017).</text:p>
          </table:table-cell>
          <table:table-cell office:value-type="string" calcext:value-type="string">
            <text:p>concepto prue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or_pago(X,V,P):-valor_contrato(X,Y), duracion_contrato(X,D,V), R is Y / D, dias_liquidados(X,DL),P is (DL * R).</text:p>
          </table:table-cell>
          <table:table-cell office:value-type="string" calcext:value-type="string">
            <text:p>Regla para calcular el valor del pago según valor de contr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eica(2016, 9.66).</text:p>
          </table:table-cell>
          <table:table-cell office:value-type="string" calcext:value-type="string">
            <text:p>Porcentaje rete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mpilla(2016, 0.01). </text:p>
          </table:table-cell>
          <table:table-cell office:value-type="string" calcext:value-type="string">
            <text:p>Porcentaje estampilla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ultura(2016,0.005).</text:p>
          </table:table-cell>
          <table:table-cell office:value-type="string" calcext:value-type="string">
            <text:p>Porcentaje proCultura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lto_mayor(2016, 0.02).</text:p>
          </table:table-cell>
          <table:table-cell office:value-type="string" calcext:value-type="string">
            <text:p>Porcentaje adulto mayor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ud(2016,12.5).</text:p>
          </table:table-cell>
          <table:table-cell office:value-type="string" calcext:value-type="string">
            <text:p>Porcentaje de salud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sion(2016,16).</text:p>
          </table:table-cell>
          <table:table-cell office:value-type="string" calcext:value-type="string">
            <text:p>Porcentaje de pensin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ario_minimo(2016, 689454).</text:p>
          </table:table-cell>
          <table:table-cell office:value-type="string" calcext:value-type="string">
            <text:p>Salario minimo de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l(2016,1,0.522).</text:p>
          </table:table-cell>
          <table:table-cell office:value-type="string" calcext:value-type="string">
            <text:p>Porcentaje ARL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eica(2017,9.66).</text:p>
          </table:table-cell>
          <table:table-cell office:value-type="string" calcext:value-type="string">
            <text:p>Porcentaje ReteIca 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ario_minimo(2017,737717).</text:p>
          </table:table-cell>
          <table:table-cell office:value-type="string" calcext:value-type="string">
            <text:p>Salario minimo para 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ud(2017,12.5).</text:p>
          </table:table-cell>
          <table:table-cell office:value-type="string" calcext:value-type="string">
            <text:p>Salario minimo para 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sion(2017,16).</text:p>
          </table:table-cell>
          <table:table-cell office:value-type="string" calcext:value-type="string">
            <text:p>Salud 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mpilla(2017,0.01).</text:p>
          </table:table-cell>
          <table:table-cell office:value-type="string" calcext:value-type="string">
            <text:p>Pension 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ultura(2017,0.005).</text:p>
          </table:table-cell>
          <table:table-cell office:value-type="string" calcext:value-type="string">
            <text:p>Procultura 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l(2017,1,0.522).</text:p>
          </table:table-cell>
          <table:table-cell office:value-type="string" calcext:value-type="string">
            <text:p>Arl 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lto_mayor(2017,0.02).</text:p>
          </table:table-cell>
          <table:table-cell office:value-type="string" calcext:value-type="string">
            <text:p>adulto mayor 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_retencion(B, R) :- X is (B * 0.25 rnd 0),R is B-X.</text:p>
          </table:table-cell>
          <table:table-cell office:value-type="string" calcext:value-type="string">
            <text:p>Regla base de la retenció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r_reteica(B,V,R):- base_retencion(B,X), reteica(V,RI), R is ((RI * X) / 1000 rnd 0). </text:p>
            <text:p/>
          </table:table-cell>
          <table:table-cell office:value-type="string" calcext:value-type="string">
            <text:p>Regla para calcular descuento rete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r_estampilla(B,V,R) :- base_retencion(B,X) , estampilla(V, RE) , R is ((RE * X) rnd 0).</text:p>
          </table:table-cell>
          <table:table-cell office:value-type="string" calcext:value-type="string">
            <text:p>Regla para calcular estampil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r_procultura(B,V,R) :- base_retencion(B,X) , procultura(V, RP) , R is ((RP * X) rnd 0).</text:p>
          </table:table-cell>
          <table:table-cell office:value-type="string" calcext:value-type="string">
            <text:p>Regla para calcular procultu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r_adulto_mayor(B,V,R) :- base_retencion(B,X) , adulto_mayor(V, RA) , R is ((RA * X) rnd 0).</text:p>
          </table:table-cell>
          <table:table-cell office:value-type="string" calcext:value-type="string">
            <text:p>Regla para calcular adulto mayo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lor_retencion(VR):- ingresos(B), periodo(P), base_retencion(B,R), valor_uvt(P, VU), X is (R / VU),  evaluar_uvt(VU, X, E), H is ((E + 50) / 1000 rnd 0), VR is (H * 1000). </text:p>
            <text:p/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evaluar_uvt(VU,U,R):- (U @=&lt; 95 -&gt; R is 0).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aluar_uvt(VU,U,R):- (U @&gt; 95, U@=&lt;150 -&gt; A is U - 95, B is A*0.19, C is B * VU, R is (C rnd 0)).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aluar_uvt(VU,U,R):- (U @&gt; 150, U @=&lt;360 -&gt; A is U - 150, B is A*0.28, C is B * VU, D is (10 * VU), F is C + D, R is (F rnd 0)).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valuar_uvt(VU,U,R):- (U @&gt; 360 -&gt; A is U - 360, B is A*0.33, C is B * VU, D is (69 * VU), F is C + D, R is (F rnd 0)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ase_retefuente(B, R) :- X is (B * 0.25 rnd 0),R is B-X.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alor_uvt(2017,31859).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alor_uvt(2016,29753)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4:51:57.4456562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7-09-26T14:52:19.465360323</dc:date>
    <dc:creator>Maria Ortiz</dc:creator>
    <meta:editing-duration>PT22S</meta:editing-duration>
    <meta:editing-cycles>1</meta:editing-cycles>
    <meta:document-statistic meta:table-count="1" meta:cell-count="151" meta:object-count="0"/>
  </office:meta>
</office:document-meta>
</file>